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9C4000009C439AFA37B58E0B5F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Epilogue" svg:font-family="Epilogue" style:font-family-generic="roman" style:font-pitch="variable"/>
    <style:font-face style:name="Epilogue ExtraBold" svg:font-family="'Epilogue ExtraBold'" style:font-family-generic="roman" style:font-pitch="variable"/>
    <style:font-face style:name="Epilogue Light" svg:font-family="'Epilogue Light'" style:font-family-generic="roman" style:font-pitch="variable"/>
    <style:font-face style:name="Epilogue Medium" svg:font-family="'Epilogue Medium'" style:font-family-generic="roman" style:font-pitch="variable"/>
    <style:font-face style:name="Epilogue SemiBold" svg:font-family="'Epilogue SemiBold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pilogue1" svg:font-family="Epilogue" style:font-family-generic="system" style:font-pitch="variable"/>
    <style:font-face style:name="Epilogue ExtraBold1" svg:font-family="'Epilogue ExtraBold'" style:font-family-generic="system" style:font-pitch="variable"/>
    <style:font-face style:name="Epilogue Light1" svg:font-family="'Epilogue Light'" style:font-family-generic="system" style:font-pitch="variable"/>
    <style:font-face style:name="Epilogue Medium1" svg:font-family="'Epilogue Medium'" style:font-family-generic="system" style:font-pitch="variable"/>
    <style:font-face style:name="Epilogue SemiBold1" svg:font-family="'Epilogue SemiBold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24.448cm" fo:margin-left="0cm" fo:margin-top="0cm" fo:margin-bottom="0cm" fo:break-before="auto" fo:break-after="auto" table:align="left" style:writing-mode="lr-tb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3.491cm"/>
    </style:style>
    <style:style style:name="Table1.C" style:family="table-column">
      <style:table-column-properties style:column-width="3.494cm"/>
    </style:style>
    <style:style style:name="Table1.1" style:family="table-row">
      <style:table-row-properties style:min-row-height="0.706cm" fo:keep-together="auto"/>
    </style:style>
    <style:style style:name="Table1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style:min-row-height="1.371cm" fo:keep-together="auto"/>
    </style:style>
    <style:style style:name="Table2" style:family="table">
      <style:table-properties style:width="24.448cm" fo:margin-left="0cm" fo:margin-top="0cm" fo:margin-bottom="0cm" table:align="left" style:writing-mode="lr-tb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3.491cm"/>
    </style:style>
    <style:style style:name="Table2.C" style:family="table-column">
      <style:table-column-properties style:column-width="3.494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style:vertical-align="" fo:background-color="#cfe2f3" fo:padding="0.176cm" fo:border="1pt solid #000000">
        <style:background-image/>
      </style:table-cell-properties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A3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P1" style:family="paragraph" style:parent-style-name="Title" style:master-page-name="First_20_Page">
      <style:paragraph-properties fo:margin-top="0cm" fo:margin-bottom="0.141cm" loext:contextual-spacing="false" fo:line-height="100%" style:page-number="1" fo:break-before="auto" fo:break-after="auto"/>
    </style:style>
    <style:style style:name="P2" style:family="paragraph" style:parent-style-name="normal">
      <style:paragraph-properties fo:text-align="justify" style:justify-single-word="false"/>
    </style:style>
    <style:style style:name="P3" style:family="paragraph" style:parent-style-name="normal">
      <style:text-properties fo:color="#3d495c" fo:font-size="10pt" fo:background-color="#f9f9f9" style:font-size-asian="10pt" style:font-size-complex="10pt"/>
    </style:style>
    <style:style style:name="P4" style:family="paragraph" style:parent-style-name="normal">
      <style:paragraph-properties fo:line-height="100%" fo:orphans="0" fo:widows="0"/>
      <style:text-properties fo:color="#3d495c" fo:font-size="10pt" fo:background-color="#f9f9f9" style:font-size-asian="10pt" style:font-size-complex="10pt"/>
    </style:style>
    <style:style style:name="P5" style:family="paragraph" style:parent-style-name="normal">
      <style:paragraph-properties fo:line-height="100%" fo:text-align="center" style:justify-single-word="false" fo:orphans="0" fo:widows="0"/>
    </style:style>
    <style:style style:name="P6" style:family="paragraph" style:parent-style-name="normal">
      <style:paragraph-properties fo:line-height="100%" fo:text-align="center" style:justify-single-word="false" fo:orphans="0" fo:widows="0"/>
      <style:text-properties fo:color="#000000" style:font-name="Arial" fo:font-size="8.5pt" fo:background-color="transparent" style:font-name-asian="Arial1" style:font-size-asian="8.5pt" style:font-name-complex="Arial1" style:font-size-complex="8.5pt"/>
    </style:style>
    <style:style style:name="P7" style:family="paragraph" style:parent-style-name="normal">
      <style:paragraph-properties fo:line-height="100%" fo:text-align="center" style:justify-single-word="false" fo:orphans="0" fo:widows="0"/>
      <style:text-properties fo:color="#000000" style:font-name="Arial" fo:font-size="10pt" fo:font-weight="bold" fo:background-color="transparent" style:font-name-asian="Arial1" style:font-size-asian="10pt" style:font-weight-asian="bold" style:font-name-complex="Arial1" style:font-size-complex="10pt"/>
    </style:style>
    <style:style style:name="P8" style:family="paragraph" style:parent-style-name="normal">
      <style:paragraph-properties fo:line-height="100%" fo:text-align="start" style:justify-single-word="false" fo:orphans="0" fo:widows="0"/>
      <style:text-properties fo:color="#000000" style:font-name="Arial" fo:font-size="10pt" fo:font-weight="bold" fo:background-color="transparent" style:font-name-asian="Arial1" style:font-size-asian="10pt" style:font-weight-asian="bold" style:font-name-complex="Arial1" style:font-size-complex="10pt"/>
    </style:style>
    <style:style style:name="P9" style:family="paragraph" style:parent-style-name="normal">
      <style:paragraph-properties fo:line-height="100%" fo:text-align="center" style:justify-single-word="false" fo:orphans="0" fo:widows="0"/>
      <style:text-properties fo:color="#000000" fo:font-size="10pt" fo:font-weight="bold" fo:background-color="transparent" style:font-size-asian="10pt" style:font-weight-asian="bold" style:font-size-complex="10pt"/>
    </style:style>
    <style:style style:name="P10" style:family="paragraph" style:parent-style-name="normal">
      <style:paragraph-properties fo:margin-left="0cm" fo:margin-right="0cm" fo:text-indent="0cm" style:auto-text-indent="false" fo:break-before="auto" fo:break-after="auto"/>
    </style:style>
    <style:style style:name="P11" style:family="paragraph" style:parent-style-name="normal">
      <style:paragraph-properties fo:margin-left="0cm" fo:margin-right="0cm" fo:text-indent="0cm" style:auto-text-indent="false" fo:break-before="auto" fo:break-after="auto"/>
      <style:text-properties fo:font-size="10pt" style:font-size-asian="10pt" style:font-size-complex="10pt"/>
    </style:style>
    <style:style style:name="P12" style:family="paragraph" style:parent-style-name="normal">
      <style:paragraph-properties fo:margin-left="0cm" fo:margin-right="0cm" fo:text-indent="0cm" style:auto-text-indent="false" fo:break-before="auto" fo:break-after="auto"/>
      <style:text-properties fo:color="#6aa84f" fo:font-size="10pt" fo:font-weight="bold" style:font-size-asian="10pt" style:font-weight-asian="bold" style:font-size-complex="10pt"/>
    </style:style>
    <style:style style:name="P13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fo:keep-with-next="auto"/>
    </style:style>
    <style:style style:name="P14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officeooo:paragraph-rsid="00167c20"/>
    </style:style>
    <style:style style:name="P15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fo:keep-with-next="auto"/>
      <style:text-properties fo:color="#000000" fo:font-size="10pt" fo:font-weight="bold" fo:background-color="transparent" style:font-size-asian="10pt" style:font-weight-asian="bold" style:font-size-complex="10pt"/>
    </style:style>
    <style:style style:name="P16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fo:keep-with-next="auto"/>
      <style:text-properties fo:color="#000000" style:font-name="Arial" fo:font-size="10pt" fo:font-weight="bold" fo:background-color="transparent" style:font-name-asian="Arial1" style:font-size-asian="10pt" style:font-weight-asian="bold" style:font-name-complex="Arial1" style:font-size-complex="10pt"/>
    </style:style>
    <style:style style:name="P17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fo:color="#3d495c" fo:font-size="10pt" fo:background-color="#f9f9f9" style:font-size-asian="10pt" style:font-size-complex="10pt"/>
    </style:style>
    <style:style style:name="P18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fo:color="#3d495c" fo:font-size="10pt" officeooo:paragraph-rsid="00167c20" fo:background-color="#f9f9f9" style:font-size-asian="10pt" style:font-size-complex="10pt"/>
    </style:style>
    <style:style style:name="P19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fo:color="#3d495c" fo:font-size="10pt" officeooo:rsid="00167c20" officeooo:paragraph-rsid="00167c20" fo:background-color="#f9f9f9" style:font-size-asian="10pt" style:font-size-complex="10pt"/>
    </style:style>
    <style:style style:name="P20" style:family="paragraph" style:parent-style-name="normal">
      <style:paragraph-properties fo:break-before="auto" fo:break-after="auto"/>
    </style:style>
    <style:style style:name="P21" style:family="paragraph" style:parent-style-name="normal">
      <style:paragraph-properties fo:text-align="end" style:justify-single-word="false" fo:break-before="auto" fo:break-after="auto"/>
    </style:style>
    <style:style style:name="T1" style:family="text">
      <style:text-properties fo:color="#38761d"/>
    </style:style>
    <style:style style:name="T2" style:family="text">
      <style:text-properties fo:color="#38761d" fo:font-weight="bold" style:font-weight-asian="bold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fo:color="#6aa84f" fo:font-size="10pt" fo:font-weight="bold" fo:background-color="#f9f9f9" loext:char-shading-value="0" style:font-size-asian="10pt" style:font-weight-asian="bold" style:font-size-complex="10pt"/>
    </style:style>
    <style:style style:name="T5" style:family="text">
      <style:text-properties fo:color="#3d495c" fo:font-size="10pt" fo:background-color="#f9f9f9" loext:char-shading-value="0" style:font-size-asian="10pt" style:font-size-complex="10pt"/>
    </style:style>
    <style:style style:name="T6" style:family="text">
      <style:text-properties fo:color="#3d495c" fo:font-size="10pt" officeooo:rsid="00167c20" fo:background-color="#f9f9f9" loext:char-shading-value="0" style:font-size-asian="10pt" style:font-size-complex="10pt"/>
    </style:style>
    <style:style style:name="T7" style:family="text">
      <style:text-properties fo:color="#000000" fo:font-size="10pt" fo:font-weight="bold" fo:background-color="transparent" loext:char-shading-value="0" style:font-size-asian="10pt" style:font-weight-asian="bold" style:font-size-complex="10pt"/>
    </style:style>
    <style:style style:name="T8" style:family="text">
      <style:text-properties fo:color="#000000" fo:font-size="10pt" fo:background-color="transparent" loext:char-shading-value="0" style:font-size-asian="10pt" style:font-size-complex="10pt"/>
    </style:style>
    <style:style style:name="T9" style:family="text">
      <style:text-properties fo:color="#000000" style:font-name="Arial" fo:font-size="8.5pt" fo:background-color="transparent" loext:char-shading-value="0" style:font-name-asian="Arial1" style:font-size-asian="8.5pt" style:font-name-complex="Arial1" style:font-size-complex="8.5pt"/>
    </style:style>
    <style:style style:name="T10" style:family="text">
      <style:text-properties fo:color="#000000" style:font-name="Arial" fo:font-size="10pt" fo:font-weight="bold" fo:background-color="transparent" loext:char-shading-value="0" style:font-name-asian="Arial1" style:font-size-asian="10pt" style:font-weight-asian="bold" style:font-name-complex="Arial1" style:font-size-complex="10pt"/>
    </style:style>
    <style:style style:name="T11" style:family="text">
      <style:text-properties officeooo:rsid="00167c20"/>
    </style:style>
    <style:style style:name="fr1" style:family="graphic" style:parent-style-name="Graphics">
      <style:graphic-properties fo:margin-left="0.051cm" fo:margin-right="0.051cm" fo:margin-top="0.051cm" fo:margin-bottom="0.051cm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7.267cm, 13.083cm, 15.99cm, 13.08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11mi96v0td0u"/>Meu primeiro PDI na Trybe</text:p>
      <text:p text:style-name="normal"><text:span text:style-name="T1">Salve uma cópia deste documento em seu drive pessoal ou computador antes de realizar o preenchimento das seções abaixo. A sua versão personalizada será recuperada durante a nossa trilha de soft skills e nos seus encontros individuais com a Facilitação. </text:span><text:span text:style-name="T2">Não se esqueça de preencher as duas páginas</text:span><text:span text:style-name="T1">. </text:span></text:p>
      <text:p text:style-name="normal"/>
      <text:p text:style-name="P10"><text:span text:style-name="T3">Nome:</text:span></text:p>
      <text:p text:style-name="P10"><text:span text:style-name="T3">Data de criação do PDI:</text:span></text:p>
      <text:p text:style-name="P10"><text:span text:style-name="T3">Turma/tribo:</text:span></text:p>
      <text:p text:style-name="P11"/>
      <text:p text:style-name="P12"/>
      <text:p text:style-name="normal"><text:span text:style-name="T4">PLANO DE DESENVOLVIMENTO INDIVIDUAL </text:span></text:p>
      <text:p text:style-name="P2"><text:span text:style-name="T5">Preencha os espaços abaixo com os seus desejos, sejam eles pessoais ou profissionais. Nós simplificamos o modelo 5W2H para este primeiro exercício, no qual vamos focar no curto e médio prazos: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A"/>
        <table:table-row table:style-name="Table1.1">
          <table:table-cell table:style-name="Table1.A1" table:number-columns-spanned="7" office:value-type="string">
            <text:p text:style-name="P13"><text:span text:style-name="T7">CURTO PRAZO - ENTRE OS MÓDULOS DE FUNDAMENTOS &amp; FRONT-END </text:span></text:p>
            <text:p text:style-name="P13"><text:span text:style-name="T7">(METAS PESSOAIS/PROFISSIONAIS PENSADAS PARA DE DOIS A SEIS MESES/CURTO PRAZO 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3"><text:span text:style-name="T7"><text:s/>O quê:</text:span></text:p>
            <text:p text:style-name="P15"/>
            <text:p text:style-name="P5"><text:span text:style-name="T9">Escreva aqui os seus objetivos.</text:span></text:p>
          </table:table-cell>
          <table:table-cell table:style-name="Table1.A1" office:value-type="string">
            <text:p text:style-name="P13"><text:span text:style-name="T7">Por quê?</text:span></text:p>
            <text:p text:style-name="P15"/>
            <text:p text:style-name="P5"><text:span text:style-name="T9">Justifique o motivo de esses objetivos serem os priorizados por você.</text:span></text:p>
          </table:table-cell>
          <table:table-cell table:style-name="Table1.A1" office:value-type="string">
            <text:p text:style-name="P13"><text:span text:style-name="T7">Quando?</text:span></text:p>
            <text:p text:style-name="P6"/>
            <text:p text:style-name="P5"><text:span text:style-name="T9">Cada objetivo deve ser previsto para realização em um determinado período</text:span></text:p>
          </table:table-cell>
          <table:table-cell table:style-name="Table1.A1" office:value-type="string">
            <text:p text:style-name="P13"><text:span text:style-name="T7">Como?</text:span></text:p>
            <text:p text:style-name="P15"/>
            <text:p text:style-name="P5"><text:span text:style-name="T9">O que você precisa fazer para atingir o objetivo traçado?</text:span></text:p>
          </table:table-cell>
          <table:table-cell table:style-name="Table1.A1" office:value-type="string">
            <text:p text:style-name="P13"><text:span text:style-name="T10">Skill envolvida</text:span></text:p>
            <text:p text:style-name="P16"/>
            <text:p text:style-name="P13"><text:span text:style-name="T9">Esse plano de ação está relacionado a hard skills ou soft skills? Nomeia a habilidade.</text:span></text:p>
          </table:table-cell>
          <table:table-cell table:style-name="Table1.A1" office:value-type="string">
            <text:p text:style-name="P16"/>
            <text:p text:style-name="P16"/>
            <text:p text:style-name="P13"><text:span text:style-name="T10">Check-point 1</text:span></text:p>
            <text:p text:style-name="P16"/>
            <text:p text:style-name="P7"/>
          </table:table-cell>
          <table:table-cell table:style-name="Table1.A1" office:value-type="string">
            <text:p text:style-name="P16"/>
            <text:p text:style-name="P16"/>
            <text:p text:style-name="P13"><text:span text:style-name="T10">Check-point 2</text:span></text:p>
          </table:table-cell>
        </table:table-row>
        <table:table-row table:style-name="Table1.3">
          <table:table-cell table:style-name="Table1.A3" office:value-type="string">
            <text:p text:style-name="P14"><text:span text:style-name="T6">Certificado GCSE</text:span></text:p>
          </table:table-cell>
          <table:table-cell table:style-name="Table1.A3" office:value-type="string">
            <text:p text:style-name="P19">Emprego melhor</text:p>
          </table:table-cell>
          <table:table-cell table:style-name="Table1.A3" office:value-type="string">
            <text:p text:style-name="P19">Abril/2022</text:p>
          </table:table-cell>
          <table:table-cell table:style-name="Table1.A3" office:value-type="string">
            <text:p text:style-name="P14"><text:span text:style-name="T6">Fazendo a prova</text:span></text:p>
          </table:table-cell>
          <table:table-cell table:style-name="Table1.A3" office:value-type="string">
            <text:p text:style-name="P19">Línguas</text:p>
          </table:table-cell>
          <table:table-cell table:style-name="Table1.A3" office:value-type="string">
            <text:p text:style-name="P19">Começar estudos.</text:p>
          </table:table-cell>
          <table:table-cell table:style-name="Table1.A3" office:value-type="string">
            <text:p text:style-name="P19">Dia da prova.</text:p>
          </table:table-cell>
        </table:table-row>
        <table:table-row table:style-name="Table1.4">
          <table:table-cell table:style-name="Table1.A3" office:value-type="string">
            <text:p text:style-name="P18"><text:span text:style-name="T11">Certificado GCSE</text:span></text:p>
          </table:table-cell>
          <table:table-cell table:style-name="Table1.A3" office:value-type="string">
            <text:p text:style-name="P19">Emprego melhor</text:p>
          </table:table-cell>
          <table:table-cell table:style-name="Table1.A3" office:value-type="string">
            <text:p text:style-name="P14"><text:span text:style-name="T6">Maio/2022</text:span></text:p>
          </table:table-cell>
          <table:table-cell table:style-name="Table1.A3" office:value-type="string">
            <text:p text:style-name="P18"><text:span text:style-name="T11">Fazendo a prova</text:span></text:p>
          </table:table-cell>
          <table:table-cell table:style-name="Table1.A3" office:value-type="string">
            <text:p text:style-name="P19">Matematica</text:p>
          </table:table-cell>
          <table:table-cell table:style-name="Table1.A3" office:value-type="string">
            <text:p text:style-name="P19">Começar estudos.</text:p>
          </table:table-cell>
          <table:table-cell table:style-name="Table1.A3" office:value-type="string">
            <text:p text:style-name="P19">Dia da prova.</text:p>
          </table:table-cell>
        </table:table-row>
        <table:table-row table:style-name="Table1.5">
          <table:table-cell table:style-name="Table1.A3" office:value-type="string">
            <text:p text:style-name="P18"><text:span text:style-name="T11">Certificado GCSE</text:span></text:p>
          </table:table-cell>
          <table:table-cell table:style-name="Table1.A3" office:value-type="string">
            <text:p text:style-name="P19">Emprego melhor</text:p>
          </table:table-cell>
          <table:table-cell table:style-name="Table1.A3" office:value-type="string">
            <text:p text:style-name="P14"><text:span text:style-name="T6">Junho/2022</text:span></text:p>
          </table:table-cell>
          <table:table-cell table:style-name="Table1.A3" office:value-type="string">
            <text:p text:style-name="P18"><text:span text:style-name="T11">Fazendo a prova</text:span></text:p>
          </table:table-cell>
          <table:table-cell table:style-name="Table1.A3" office:value-type="string">
            <text:p text:style-name="P19">Ciencias</text:p>
          </table:table-cell>
          <table:table-cell table:style-name="Table1.A3" office:value-type="string">
            <text:p text:style-name="P19">Começar estudos.</text:p>
          </table:table-cell>
          <table:table-cell table:style-name="Table1.A3" office:value-type="string">
            <text:p text:style-name="P17"/>
            <text:p text:style-name="P19">Dia da prova.</text:p>
            <text:p text:style-name="P17"/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C"/>
        <table:table-column table:style-name="Table2.B"/>
        <table:table-column table:style-name="Table2.A"/>
        <text:soft-page-break/>
        <table:table-row table:style-name="Table2.1">
          <table:table-cell table:style-name="Table2.A1" table:number-columns-spanned="7" office:value-type="string">
            <text:p text:style-name="P5"><text:span text:style-name="T7">MÉDIO PRAZO - ENTRE OS MÓDULOS DE FRONT-END &amp; BACK-END</text:span></text:p>
            <text:p text:style-name="P5"><text:span text:style-name="T7">(METAS PESSOAIS/PROFISSIONAIS <text:s/>PENSADAS PARA DE SEIS A NOVE MESES/MÉDIO PRAZO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5"><text:span text:style-name="T7"><text:s/>O quê:</text:span></text:p>
            <text:p text:style-name="P9"/>
            <text:p text:style-name="P5"><text:span text:style-name="T9">Escreva aqui os seus objetivos.</text:span></text:p>
          </table:table-cell>
          <table:table-cell table:style-name="Table2.A1" office:value-type="string">
            <text:p text:style-name="P5"><text:span text:style-name="T7">Por quê?</text:span></text:p>
            <text:p text:style-name="P9"/>
            <text:p text:style-name="P5"><text:span text:style-name="T9">Justifique o motivo de esses objetivos serem os priorizados por você.</text:span></text:p>
          </table:table-cell>
          <table:table-cell table:style-name="Table2.A1" office:value-type="string">
            <text:p text:style-name="P5"><text:span text:style-name="T7">Quando?</text:span></text:p>
            <text:p text:style-name="P6"/>
            <text:p text:style-name="P5"><text:span text:style-name="T9">Cada objetivo deve ser previsto para realização em um determinado período.</text:span></text:p>
          </table:table-cell>
          <table:table-cell table:style-name="Table2.A1" office:value-type="string">
            <text:p text:style-name="P5"><text:span text:style-name="T7">Como?</text:span></text:p>
            <text:p text:style-name="P9"/>
            <text:p text:style-name="P5"><text:span text:style-name="T9">O que você precisa fazer para atingir o objetivo traçado?Qual a sua estratégia?</text:span></text:p>
          </table:table-cell>
          <table:table-cell table:style-name="Table2.A1" office:value-type="string">
            <text:p text:style-name="P5"><text:span text:style-name="T10">Skill envolvida</text:span></text:p>
            <text:p text:style-name="P7"/>
            <text:p text:style-name="P5"><text:span text:style-name="T9">Esse plano de ação está relacionado a hard skills ou soft skills? Nomeia a habilidade.</text:span></text:p>
          </table:table-cell>
          <table:table-cell table:style-name="Table2.A1" office:value-type="string">
            <text:p text:style-name="P7"/>
            <text:p text:style-name="P7"/>
            <text:p text:style-name="P5"><text:span text:style-name="T10">Check-point 1</text:span></text:p>
            <text:p text:style-name="P7"/>
            <text:p text:style-name="P8"/>
          </table:table-cell>
          <table:table-cell table:style-name="Table2.A1" office:value-type="string">
            <text:p text:style-name="P7"/>
            <text:p text:style-name="P7"/>
            <text:p text:style-name="P5"><text:span text:style-name="T10">Check-point 2</text:span></text:p>
          </table:table-cell>
        </table:table-row>
        <table:table-row table:style-name="Table2.3">
          <table:table-cell table:style-name="Table2.A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4">
          <table:table-cell table:style-name="Table2.A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5">
          <table:table-cell table:style-name="Table2.A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Epilogue" svg:font-family="Epilogue" style:font-family-generic="roman" style:font-pitch="variable"/>
    <style:font-face style:name="Epilogue ExtraBold" svg:font-family="'Epilogue ExtraBold'" style:font-family-generic="roman" style:font-pitch="variable"/>
    <style:font-face style:name="Epilogue Light" svg:font-family="'Epilogue Light'" style:font-family-generic="roman" style:font-pitch="variable"/>
    <style:font-face style:name="Epilogue Medium" svg:font-family="'Epilogue Medium'" style:font-family-generic="roman" style:font-pitch="variable"/>
    <style:font-face style:name="Epilogue SemiBold" svg:font-family="'Epilogue SemiBold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pilogue1" svg:font-family="Epilogue" style:font-family-generic="system" style:font-pitch="variable"/>
    <style:font-face style:name="Epilogue ExtraBold1" svg:font-family="'Epilogue ExtraBold'" style:font-family-generic="system" style:font-pitch="variable"/>
    <style:font-face style:name="Epilogue Light1" svg:font-family="'Epilogue Light'" style:font-family-generic="system" style:font-pitch="variable"/>
    <style:font-face style:name="Epilogue Medium1" svg:font-family="'Epilogue Medium'" style:font-family-generic="system" style:font-pitch="variable"/>
    <style:font-face style:name="Epilogue SemiBold1" svg:font-family="'Epilogue SemiBold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3c4043" style:font-name="Verdana" fo:font-size="11pt" fo:language="en" fo:country="none" style:letter-kerning="false" style:font-name-asian="Verdana1" style:font-size-asian="11pt" style:language-asian="zh" style:country-asian="CN" style:font-name-complex="Verdan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3c4043" style:font-name="Verdana" fo:font-size="11pt" fo:language="en" fo:country="none" style:letter-kerning="false" style:font-name-asian="Verdana1" style:font-size-asian="11pt" style:language-asian="zh" style:country-asian="CN" style:font-name-complex="Verdana1" style:font-size-complex="11pt" style:language-complex="hi" style:country-complex="IN" fo:background-color="#ffffff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style:font-name="Epilogue" fo:font-family="Epilogue" style:font-family-generic="roman" style:font-pitch="variable" fo:font-size="20pt" fo:font-weight="bold" style:font-name-asian="Epilogue1" style:font-family-asian="Epilogue" style:font-family-generic-asian="system" style:font-pitch-asian="variable" style:font-size-asian="20pt" style:font-weight-asian="bold" style:font-name-complex="Epilogue1" style:font-family-complex="Epilogue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style:font-name="Epilogue SemiBold" fo:font-family="'Epilogue SemiBold'" style:font-family-generic="roman" style:font-pitch="variable" fo:font-size="16pt" style:font-name-asian="Epilogue SemiBold1" style:font-family-asian="'Epilogue SemiBold'" style:font-family-generic-asian="system" style:font-pitch-asian="variable" style:font-size-asian="16pt" style:font-name-complex="Epilogue SemiBold1" style:font-family-complex="'Epilogue SemiBold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style:font-name="Epilogue Medium" fo:font-family="'Epilogue Medium'" style:font-family-generic="roman" style:font-pitch="variable" fo:font-size="14pt" style:font-name-asian="Epilogue Medium1" style:font-family-asian="'Epilogue Medium'" style:font-family-generic-asian="system" style:font-pitch-asian="variable" style:font-size-asian="14pt" style:font-name-complex="Epilogue Medium1" style:font-family-complex="'Epilogue Medium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style:font-name="Epilogue Medium" fo:font-family="'Epilogue Medium'" style:font-family-generic="roman" style:font-pitch="variable" fo:font-size="12pt" style:font-name-asian="Epilogue Medium1" style:font-family-asian="'Epilogue Medium'" style:font-family-generic-asian="system" style:font-pitch-asian="variable" style:font-size-asian="12pt" style:font-name-complex="Epilogue Medium1" style:font-family-complex="'Epilogue Medium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style:font-name="Epilogue Medium" fo:font-family="'Epilogue Medium'" style:font-family-generic="roman" style:font-pitch="variable" fo:font-size="12pt" style:font-name-asian="Epilogue Medium1" style:font-family-asian="'Epilogue Medium'" style:font-family-generic-asian="system" style:font-pitch-asian="variable" style:font-size-asian="12pt" style:font-name-complex="Epilogue Medium1" style:font-family-complex="'Epilogue Medium'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style:font-name="Epilogue ExtraBold" fo:font-family="'Epilogue ExtraBold'" style:font-family-generic="roman" style:font-pitch="variable" fo:font-size="26pt" style:font-name-asian="Epilogue ExtraBold1" style:font-family-asian="'Epilogue ExtraBold'" style:font-family-generic-asian="system" style:font-pitch-asian="variable" style:font-size-asian="26pt" style:font-name-complex="Epilogue ExtraBold1" style:font-family-complex="'Epilogue ExtraBold'" style:font-family-generic-complex="system" style:font-pitch-complex="variable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Epilogue Light" fo:font-family="'Epilogue Light'" style:font-family-generic="roman" style:font-pitch="variable" fo:font-size="15pt" style:font-name-asian="Epilogue Light1" style:font-family-asian="'Epilogue Light'" style:font-family-generic-asian="system" style:font-pitch-asian="variable" style:font-size-asian="15pt" style:font-name-complex="Epilogue Light1" style:font-family-complex="'Epilogue Light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style:paragraph-properties fo:text-align="end" style:justify-single-word="false" fo:break-before="auto" fo:break-after="auto"/>
    </style:style>
    <style:style style:name="MP2" style:family="paragraph" style:parent-style-name="normal">
      <style:paragraph-properties fo:break-before="auto" fo:break-after="auto"/>
    </style:style>
    <style:style style:name="Mfr1" style:family="graphic" style:parent-style-name="Graphics">
      <style:graphic-properties fo:margin-left="0.051cm" fo:margin-right="0.051cm" fo:margin-top="0.051cm" fo:margin-bottom="0.051cm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7.267cm, 13.083cm, 15.99cm, 13.083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7.94cm" fo:page-height="21.59cm" style:num-format="1" style:print-orientation="landscape" fo:margin-top="1.27cm" fo:margin-bottom="0.801cm" fo:margin-left="2.54cm" fo:margin-right="0.953cm" style:writing-mode="lr-tb" style:layout-grid-color="#c0c0c0" style:layout-grid-lines="1651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39cm" fo:margin-left="0cm" fo:margin-right="0cm" fo:margin-top="1.639cm" style:dynamic-spacing="true"/>
      </style:footer-style>
    </style:page-layout>
    <style:page-layout style:name="Mpm2">
      <style:page-layout-properties fo:page-width="27.94cm" fo:page-height="21.59cm" style:num-format="1" style:print-orientation="landscape" fo:margin-top="1.27cm" fo:margin-bottom="0.801cm" fo:margin-left="2.54cm" fo:margin-right="0.953cm" style:writing-mode="lr-tb" style:layout-grid-color="#c0c0c0" style:layout-grid-lines="1651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739cm" fo:margin-left="0cm" fo:margin-right="0cm" fo:margin-top="1.63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age1.png" text:anchor-type="char" svg:x="19.182cm" svg:y="0.503cm" svg:width="1.455cm" svg:height="1.561cm" draw:z-index="0"><draw:image xlink:href="Pictures/10000201000009C4000009C439AFA37B58E0B5FF.png" xlink:type="simple" xlink:show="embed" xlink:actuate="onLoad" loext:mime-type="image/png"/></draw:frame>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07T17:50:16.262245582</dc:date>
    <meta:editing-duration>PT4M50S</meta:editing-duration>
    <meta:editing-cycles>1</meta:editing-cycles>
    <meta:document-statistic meta:table-count="2" meta:image-count="1" meta:object-count="0" meta:page-count="2" meta:paragraph-count="58" meta:word-count="311" meta:character-count="1928" meta:non-whitespace-character-count="1669"/>
    <meta:generator>LibreOffice/6.4.7.2$Linux_X86_64 LibreOffice_project/40$Build-2</meta:generator>
  </office:meta>
</office:document-meta>
</file>